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ffffff"/>
    </style:style>
    <style:style style:name="Table1.A2" style:family="table-cell">
      <style:table-cell-properties style:vertical-align="" fo:padding="0.0097in" fo:border-left="1pt solid #ffffff" fo:border-right="1pt solid #000000" fo:border-top="1pt solid #ffffff" fo:border-bottom="1pt solid #000000"/>
    </style:style>
    <style:style style:name="Table1.A3" style:family="table-cell">
      <style:table-cell-properties style:vertical-align="" fo:padding="0.0097in" fo:border-left="1pt solid #ffffff" fo:border-right="1pt solid #ffffff" fo:border-top="1pt solid #000000" fo:border-bottom="1pt solid #ffffff"/>
    </style:style>
    <style:style style:name="Table1.4" style:family="table-row">
      <style:table-row-properties style:min-row-height="0.1667in" fo:keep-together="auto"/>
    </style:style>
    <style:style style:name="Table1.6" style:family="table-row">
      <style:table-row-properties style:min-row-height="0.2917in" fo:keep-together="auto"/>
    </style:style>
    <style:style style:name="Table1.A13" style:family="table-cell">
      <style:table-cell-properties style:vertical-align="" fo:padding="0.0097in" fo:border-left="1pt solid #ffffff" fo:border-right="1pt solid #ffffff" fo:border-top="1pt solid #ffffff" fo:border-bottom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master-page-name="Standard">
      <style:paragraph-properties style:page-number="1"/>
      <style:text-properties style:font-name="Calibri" fo:font-size="8pt" style:font-name-asian="Calibri1" style:font-size-asian="8pt" style:font-name-complex="Calibri1" style:font-size-complex="8pt"/>
    </style:style>
    <style:style style:name="P14" style:family="paragraph" style:parent-style-name="Heading_20_1">
      <style:paragraph-properties fo:line-height="100%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Howrah, West Bengal. IN</text:span></text:p>
            <text:p text:style-name="P1"><text:span text:style-name="T1">https://www.shubhajitsaha.com</text:span></text:p>
          </table:table-cell>
          <table:table-cell table:style-name="Table1.A1" office:value-type="string">
            <text:p text:style-name="Title"><text:bookmark text:name="_dczkuwvsto0x"/>SHUBHAJIT SAHA</text:p>
          </table:table-cell>
          <table:table-cell table:style-name="Table1.A1" office:value-type="string">
            <text:p text:style-name="P2"><text:span text:style-name="T1">(+91) 997018 6882</text:span></text:p>
            <text:p text:style-name="P2"><text:span text:style-name="T1">suvozit@icloud.com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Heading_20_1"><text:bookmark text:name="_2pdx89agr72"/>EMPLOYMENT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Independent Consultant</text:span></text:p>
          </table:table-cell>
          <table:table-cell table:style-name="Table1.A3" office:value-type="string">
            <text:p text:style-name="P3"><text:span text:style-name="T3">Upwork</text:span></text:p>
          </table:table-cell>
          <table:table-cell table:style-name="Table1.A3" office:value-type="string">
            <text:p text:style-name="P4"><text:span text:style-name="T3">OCT <text:s/>2018 - PRESENT</text:span></text:p>
          </table:table-cell>
        </table:table-row>
        <table:table-row table:style-name="Table1.4">
          <table:table-cell table:style-name="Table1.A3" table:number-columns-spanned="3" office:value-type="string">
            <text:list xml:id="list2983815776" text:style-name="WWNum4">
              <text:list-item>
                <text:p text:style-name="P5">Solution Architect for AWS Cloud, AI/ML, Blockchain, AR/VR Games, UI/UX, iOS/Android Apps Experience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SDE III</text:span></text:p>
          </table:table-cell>
          <table:table-cell table:style-name="Table1.A3" office:value-type="string">
            <text:p text:style-name="P3"><text:span text:style-name="T3">AgricxLab, Bengaluru</text:span></text:p>
          </table:table-cell>
          <table:table-cell table:style-name="Table1.A3" office:value-type="string">
            <text:p text:style-name="P2"><text:span text:style-name="T3">JAN 2018 - OCT 2018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15679776" text:style-name="WWNum8">
              <text:list-item>
                <text:p text:style-name="P6">Implemented redesign of the website, storefront for customers, and architecture for multiple customer categories in a single tenancy.</text:p>
              </text:list-item>
              <text:list-item>
                <text:p text:style-name="P6">Automated deployment by implementing CI/CD for Bitbucket Pipelines which resulted in a 96% faster page load while using CDN for assets rendering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EO &amp; Founder</text:span></text:p>
          </table:table-cell>
          <table:table-cell table:style-name="Table1.A1" office:value-type="string">
            <text:p text:style-name="P3"><text:span text:style-name="T3">Rhyme Tek, Bengaluru</text:span></text:p>
          </table:table-cell>
          <table:table-cell table:style-name="Table1.A1" office:value-type="string">
            <text:p text:style-name="P2"><text:span text:style-name="T3">APR 2015 <text:s/>- DEC 2017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281826527" text:style-name="WWNum3">
              <text:list-item>
                <text:p text:style-name="P7">Rime was a content aggregation platform that allowed creators to build and host blogs.</text:p>
              </text:list-item>
              <text:list-item>
                <text:p text:style-name="P7">Led the entire product development lifecycle from ideation to design to development based on constant feedback from early adopters.</text:p>
              </text:list-item>
              <text:list-item>
                <text:p text:style-name="P7">Successfully implemented a content marketing strategy that was bringing 90% of the organic traffic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r Project Technical Assistant</text:span></text:p>
          </table:table-cell>
          <table:table-cell table:style-name="Table1.A1" office:value-type="string">
            <text:p text:style-name="P3"><text:span text:style-name="T3">IDC IITB, Mumbai</text:span></text:p>
          </table:table-cell>
          <table:table-cell table:style-name="Table1.A1" office:value-type="string">
            <text:p text:style-name="P2"><text:span text:style-name="T3">JAN 2013 - MAR 2015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1449668868" text:style-name="WWNum5">
              <text:list-item>
                <text:p text:style-name="P8">Redesigned and built Dsource e-Kalpa from HTML publishing to WordPress CMS.</text:p>
              </text:list-item>
              <text:list-item>
                <text:p text:style-name="P8">Developed a storytelling platform “String Your Story”, the idea was to collaborate with a different mix of artists and create stories of multiple interpretations.</text:p>
              </text:list-item>
              <text:list-item>
                <text:p text:style-name="P8">Developed a robust document image analysis &amp; recognition system for printed Indian scripts with gamified OCR consortium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Jr Gameplay Programmer</text:span></text:p>
          </table:table-cell>
          <table:table-cell table:style-name="Table1.A1" office:value-type="string">
            <text:p text:style-name="P3"><text:span text:style-name="T3">Ubisoft, Pune</text:span></text:p>
          </table:table-cell>
          <table:table-cell table:style-name="Table1.A1" office:value-type="string">
            <text:p text:style-name="P2"><text:span text:style-name="T3">OCT 2011 - DEC 2012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1431932282" text:style-name="WWNum6">
              <text:list-item>
                <text:p text:style-name="P9">Worked on Far Cry Classic PS3 &amp; X360 which is a port of the first Far Cry developed by Crytek 2004.</text:p>
              </text:list-item>
              <text:list-item>
                <text:p text:style-name="P9">Improved 3C (controls, camera, and character), shooting mechanics, in-game physics for vehicles, sector streaming, environment interactions. </text:p>
              </text:list-item>
              <text:list-item>
                <text:p text:style-name="P9">Implemented aim assist, responsive HUD, PS3 Move Motion controls, and Xbox 360 TCR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szfjs6a4igt"/>EDUCATION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BE Civil Engineering</text:span></text:p>
          </table:table-cell>
          <table:table-cell table:style-name="Table1.A3" office:value-type="string">
            <text:p text:style-name="P3"><text:span text:style-name="T3">IIEST, Shibpur</text:span></text:p>
          </table:table-cell>
          <table:table-cell table:style-name="Table1.A3" office:value-type="string">
            <text:p text:style-name="P2"><text:span text:style-name="T3">2007 - 2011</text:span></text:p>
          </table:table-cell>
        </table:table-row>
        <table:table-row table:style-name="Table1.4">
          <table:table-cell table:style-name="Table1.A1" table:number-columns-spanned="3" office:value-type="string">
            <text:list xml:id="list560010264" text:style-name="WWNum7">
              <text:list-item>
                <text:p text:style-name="P10">Undergraduate Thesis “Application of GIS in Rural Road and Habitation Mapping”. Developed a habitation database and rural road network database at the block level.</text:p>
              </text:list-item>
              <text:list-item>
                <text:p text:style-name="P10">First Class 75.9%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13vbw2ctneps"/>ACHIEVEMENT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2642235699" text:style-name="WWNum1">
              <text:list-item>
                <text:p text:style-name="P11">Winner of First Pitch 2013, E-Cell Eureka IIT Bombay among 120 participants.</text:p>
              </text:list-item>
              <text:list-item>
                <text:p text:style-name="P11">Excellence award 2012 at Ubisoft, for extraordinary performance in a year.</text:p>
              </text:list-item>
              <text:list-item>
                <text:p text:style-name="P11">Won Intel Level Up 2011 Best Education Game among 147 game demos entered from 35 countries.</text:p>
              </text:list-item>
              <text:list-item>
                <text:p text:style-name="P11">Co-Founded Bitsits Games, an Independent Game Dev Studio in 2010 which published 5 game titles on WP Marketplace and a demo on Steam.</text:p>
              </text:list-item>
              <text:list-item>
                <text:p text:style-name="P11">Won 8 Tech Fests in the Software Design category including Tryst IITD, Kshitij IITK, and BITM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elhatxytzsl9"/>LANGUAGES AND TECHNOLOGIE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Node.js, Objective-C, PHP, JavaScript, MySQL, HTML, CSS, SASS, C#, C, C++, Lua, Java<text:line-break/>Unity3D, Google (TensorFlow, DialogFlow, Flutter), CodeIgniter, Zend, AWS (Lex, OpsWorks, EBS, RDS, S3, SQS, CF, Lambda), OpenGL, XNA, .NET, Git, Adobe (Illustrator, Premier Pro, Dreamweaver, XD)</text:p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wmhyn4j68m1"/>PUBLICATION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1130401535" text:style-name="WWNum2">
              <text:list-item>
                <text:p text:style-name="P12">S. Saha, G. Paul. “On effective Sharing of User Generated Content” in the proceedings of ACM APCHI 2013. Bengaluru, India.</text:p>
              </text:list-item>
              <text:list-item>
                <text:p text:style-name="P12">M. Agarwal, S. Saha. “Environment Educational Game Design” in the proceedings of Grace Hopper Celebration of Women in Computing India 2011. Bengaluru, India.</text:p>
              </text:list-item>
              <text:list-item>
                <text:p text:style-name="P12">S. Saha, M. Agarwal. “Learning Chemistry through Puzzle Based Game: Atoms to Molecule” in the proceedings of the 9th IEEE ICETA 2011. Stara Lesna, Slovakia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in" loext:contextual-spacing="false" fo:line-height="100%" fo:keep-together="always" fo:keep-with-next="always"/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]" text:bullet-char="[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]" text:bullet-char="[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]" text:bullet-char="[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]" text:bullet-char="[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]" text:bullet-char="[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]" text:bullet-char="[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]" text:bullet-char="[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]" text:bullet-char="[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in" fo:margin-left="1in" fo:margin-right="1in" style:writing-mode="lr-tb" style:layout-grid-color="#c0c0c0" style:layout-grid-lines="276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1" meta:word-count="511" meta:character-count="3246" meta:non-whitespace-character-count="2805"/>
    <meta:generator>LibreOfficeDev/6.0.5.2$Linux_X86_64 LibreOffice_project/</meta:generator>
  </office:meta>
</office:document-meta>
</file>